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Liberation Mono" fo:font-size="7pt" fo:font-weight="normal" officeooo:paragraph-rsid="00646548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line-height="115%"/>
      <style:text-properties style:font-name="Liberation Mono" fo:font-size="7pt" fo:font-weight="normal" officeooo:paragraph-rsid="00646548" style:font-size-asian="7pt" style:font-weight-asian="normal" style:font-size-complex="7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---- Avery's Java Cheatsheet -----------------------------------</text:p>
      <text:p text:style-name="P1"/>
      <text:p text:style-name="P1">// ---- Template code ---------------------------------------------</text:p>
      <text:p text:style-name="P1"/>
      <text:p text:style-name="P1">import java.util.*; // Import a bunch of useful stuff</text:p>
      <text:p text:style-name="P1"/>
      <text:p text:style-name="P1">class Main { // Should match file name (e.g. Main.java)</text:p>
      <text:p text:style-name="P1"><text:s text:c="2"/>public static void main(String[] args) {</text:p>
      <text:p text:style-name="P1"><text:s text:c="4"/>// Your code goes here</text:p>
      <text:p text:style-name="P1"><text:s text:c="2"/>}</text:p>
      <text:p text:style-name="P1">}</text:p>
      <text:p text:style-name="P1"/>
      <text:p text:style-name="P1">// ---- Variables -------------------------------------------------</text:p>
      <text:p text:style-name="P1"/>
      <text:p text:style-name="P1">int myVar1; // Declaration</text:p>
      <text:p text:style-name="P1">myVar1 = 4; // Assignment</text:p>
      <text:p text:style-name="P1"/>
      <text:p text:style-name="P1">int myVar2 = 5; // Declaration + assignment</text:p>
      <text:p text:style-name="P1">var myVar3 = 6; // Type inferrence</text:p>
      <text:p text:style-name="P1"/>
      <text:p text:style-name="P1">final int x = 1; // Final variables and fields cannot be reassigned</text:p>
      <text:p text:style-name="P1">x = 2; // Error</text:p>
      <text:p text:style-name="P1"/>
      <text:p text:style-name="P1">// ---- Primitives ------------------------------------------------</text:p>
      <text:p text:style-name="P1"/>
      <text:p text:style-name="P1">int i = 10; <text:s text:c="6"/>// Whole number</text:p>
      <text:p text:style-name="P1">double d = 3.14; <text:s/>// Decimal number</text:p>
      <text:p text:style-name="P1">boolean b = true; // true or false</text:p>
      <text:p text:style-name="P1">char c = 'x'; <text:s text:c="4"/>// Single character</text:p>
      <text:p text:style-name="P1"/>
      <text:p text:style-name="P1">// Compare primitives with `==` and `!=`</text:p>
      <text:p text:style-name="P1">i == 20 // false</text:p>
      <text:p text:style-name="P1">i != <text:s/>0 // true</text:p>
      <text:p text:style-name="P1"/>
      <text:p text:style-name="P1">// Use casts to convert between primitive types</text:p>
      <text:p text:style-name="P1">(double) 2 // 2.0</text:p>
      <text:p text:style-name="P1">(int) 2.8 <text:s/>// 2 <text:s text:c="2"/>(truncates value)</text:p>
      <text:p text:style-name="P1">(int) 'a' <text:s/>// 97 <text:s/>(unicode value)</text:p>
      <text:p text:style-name="P1">(char) 98 <text:s/>// 'b'</text:p>
      <text:p text:style-name="P1"/>
      <text:p text:style-name="P1">// ---- Math ------------------------------------------------------</text:p>
      <text:p text:style-name="P1"/>
      <text:p text:style-name="P1">int n = 10;</text:p>
      <text:p text:style-name="P1">n + 4 <text:s text:c="9"/>// 14</text:p>
      <text:p text:style-name="P1">n - 4 <text:s text:c="9"/>// 6</text:p>
      <text:p text:style-name="P1">n * 4 <text:s text:c="9"/>// 40</text:p>
      <text:p text:style-name="P1">n / 4 <text:s text:c="9"/>// 2</text:p>
      <text:p text:style-name="P1">n / 4.0 <text:s text:c="7"/>// 2.4</text:p>
      <text:p text:style-name="P1">n % 7 <text:s text:c="9"/>// 3</text:p>
      <text:p text:style-name="P1">Math.pow(n, 4) // 10000.0</text:p>
      <text:p text:style-name="P1">n &gt; 4 <text:s text:c="9"/>// true</text:p>
      <text:p text:style-name="P1">n &lt;= 4 <text:s text:c="8"/>// false</text:p>
      <text:p text:style-name="P1"/>
      <text:p text:style-name="P1">int x = 0;</text:p>
      <text:p text:style-name="P1">x++; <text:s text:c="3"/>// x = 1</text:p>
      <text:p text:style-name="P1">x += 4; // x = 5</text:p>
      <text:p text:style-name="P1">x--; <text:s text:c="3"/>// x = 4</text:p>
      <text:p text:style-name="P1">x *= 2; // x = 8</text:p>
      <text:p text:style-name="P1"/>
      <text:p text:style-name="P1">// ---- Strings ---------------------------------------------------</text:p>
      <text:p text:style-name="P1"/>
      <text:p text:style-name="P1">String s = "Hi Java";</text:p>
      <text:p text:style-name="P1">s.equals("Hi Java") // true</text:p>
      <text:p text:style-name="P1">s == "Hi Java" <text:s text:c="5"/>// Unreliable, use equals()</text:p>
      <text:p text:style-name="P1">s.split(" ") <text:s text:c="7"/>// String[2] { "Hi", "Java" }</text:p>
      <text:p text:style-name="P1">s.length() <text:s text:c="9"/>// 7</text:p>
      <text:p text:style-name="P1">s.charAt(5) <text:s text:c="8"/>// 'v'</text:p>
      <text:p text:style-name="P1">s + " :)" <text:s text:c="10"/>// "Hi Java :)"</text:p>
      <text:p text:style-name="P1"/>
      <text:p text:style-name="P1">// See also: endsWith, indexOf, repeat, startsWith, strip,</text:p>
      <text:p text:style-name="P1">// toCharArray, toLowerCase, toUpperCase</text:p>
      <text:p text:style-name="P1"/>
      <text:p text:style-name="P1">// ---- Defaults --------------------------------------------------</text:p>
      <text:p text:style-name="P1"/>
      <text:p text:style-name="P1">int defaultInt; <text:s text:c="7"/>// defaultInt = 0</text:p>
      <text:p text:style-name="P1">defaultInt + 4 <text:s text:c="8"/>// 4</text:p>
      <text:p text:style-name="P1">String defaultString; <text:s/>// defaultString = null</text:p>
      <text:p text:style-name="P1">defaultString.length() // Error</text:p>
      <text:p text:style-name="P1"/>
      <text:p text:style-name="P1">// ---- Output ----------------------------------------------------</text:p>
      <text:p text:style-name="P1"/>
      <text:p text:style-name="P1">String name = "Avery";</text:p>
      <text:p text:style-name="P1">System.out.println("Hello " + name); // Prints "Hello Avery"</text:p>
      <text:p text:style-name="P1">// ---- Input -----------------------------------------------------</text:p>
      <text:p text:style-name="P1"/>
      <text:p text:style-name="P1">Scanner scan = new Scanner(System.in); // New Scanner object</text:p>
      <text:p text:style-name="P1">System.out.print("Enter age: "); <text:s text:c="6"/>// (optional prompt)</text:p>
      <text:p text:style-name="P1">String name = scan.nextLine(); <text:s text:c="8"/>// Get String input</text:p>
      <text:p text:style-name="P1">System.out.print("Enter age: "); <text:s text:c="6"/>// (optional prompt)</text:p>
      <text:p text:style-name="P1">int age = scan.nextInt(); <text:s text:c="13"/>// Get int input</text:p>
      <text:p text:style-name="P1"/>
      <text:p text:style-name="P1">// ---- Random ----------------------------------------------------</text:p>
      <text:p text:style-name="P1"/>
      <text:p text:style-name="P1">Random rand = new Random(); // New Random generator object</text:p>
      <text:p text:style-name="P1">rand.nextInt(11) <text:s text:c="11"/>// Random integer 0 through 10</text:p>
      <text:p text:style-name="P1">rand.nextDouble() <text:s text:c="10"/>// Random double 0.0 through 1.0</text:p>
      <text:p text:style-name="P1">rand.nextBoolean() <text:s text:c="9"/>// Random boolean</text:p>
      <text:p text:style-name="P1"/>
      <text:p text:style-name="P1">// ---- File IO ---------------------------------------------------</text:p>
      <text:p text:style-name="P1"/>
      <text:p text:style-name="P1">import java.nio.file.*; // Add this import to the top of your file</text:p>
      <text:p text:style-name="P1"/>
      <text:p text:style-name="P1">// You'll need to add a `throws Exception` annotation to your</text:p>
      <text:p text:style-name="P1">// method or use try/catch to avoid an `unreported exception` error</text:p>
      <text:p text:style-name="P1"/>
      <text:p text:style-name="P1">// Read lines as a List of Strings</text:p>
      <text:p text:style-name="P1">List&lt;String&gt; lines = Files.readAllLines(Path.of("something.txt"));</text:p>
      <text:p text:style-name="P1"/>
      <text:p text:style-name="P1">// Read whole file as a String</text:p>
      <text:p text:style-name="P1">String text = Files.readString(Path.of("something.txt"));</text:p>
      <text:p text:style-name="P1"/>
      <text:p text:style-name="P1">// ---- If --------------------------------------------------------</text:p>
      <text:p text:style-name="P1"/>
      <text:p text:style-name="P1">if (number &gt; 0) {</text:p>
      <text:p text:style-name="P1"><text:s text:c="2"/>System.out.println("positive");</text:p>
      <text:p text:style-name="P1">} else if (number &lt; 0) {</text:p>
      <text:p text:style-name="P1"><text:s text:c="2"/>System.out.println("negative");</text:p>
      <text:p text:style-name="P1">} else {</text:p>
      <text:p text:style-name="P1"><text:s text:c="2"/>System.out.println("zero");</text:p>
      <text:p text:style-name="P1">}</text:p>
      <text:p text:style-name="P1"/>
      <text:p text:style-name="P1">// ---- Ternary ---------------------------------------------------</text:p>
      <text:p text:style-name="P1"/>
      <text:p text:style-name="P1">int number = 7;</text:p>
      <text:p text:style-name="P1">// Choose between two values based on a condition</text:p>
      <text:p text:style-name="P1">String parity = number % 2 == 0 ? "even" : "odd"; // parity = "odd"</text:p>
      <text:p text:style-name="P1"/>
      <text:p text:style-name="P1">// ---- While -----------------------------------------------------</text:p>
      <text:p text:style-name="P1"/>
      <text:p text:style-name="P1">while (n &gt; 10) {</text:p>
      <text:p text:style-name="P1"><text:s text:c="2"/>// Loop while condition is true</text:p>
      <text:p text:style-name="P1">}</text:p>
      <text:p text:style-name="P1"/>
      <text:p text:style-name="P1">// See also: do-while loops</text:p>
      <text:p text:style-name="P1"/>
      <text:p text:style-name="P1">// ---- For -------------------------------------------------------</text:p>
      <text:p text:style-name="P1"/>
      <text:p text:style-name="P1">for (int i = 1; i &lt;= 10; i++) {</text:p>
      <text:p text:style-name="P1"><text:s text:c="2"/>// Loop over a range of numbers</text:p>
      <text:p text:style-name="P1">}</text:p>
      <text:p text:style-name="P1"/>
      <text:p text:style-name="P1">for (String name : names) { // `names` can be a List or Array</text:p>
      <text:p text:style-name="P1"><text:s text:c="2"/>// Loop through a sequence of values</text:p>
      <text:p text:style-name="P1">}</text:p>
      <text:p text:style-name="P1"/>
      <text:p text:style-name="P1">for (String name : names) {</text:p>
      <text:p text:style-name="P1"><text:s text:c="2"/>if (name.endsWith("y")) {</text:p>
      <text:p text:style-name="P1"><text:s text:c="4"/>System.out.println(name); // Print the first name ending in 'y'</text:p>
      <text:p text:style-name="P1"><text:s text:c="4"/>break; // Use `break` to end a `for` or `while` loop early</text:p>
      <text:p text:style-name="P1"><text:s text:c="2"/>}</text:p>
      <text:p text:style-name="P1">}</text:p>
      <text:p text:style-name="P1"/>
      <text:p text:style-name="P1">// ---- Scope -----------------------------------------------------</text:p>
      <text:p text:style-name="P1"/>
      <text:p text:style-name="P1">int a = 0;</text:p>
      <text:p text:style-name="P1">int b = 0;</text:p>
      <text:p text:style-name="P1"/>
      <text:p text:style-name="P1">if (true) {</text:p>
      <text:p text:style-name="P1"><text:s text:c="2"/>a = 1; <text:s text:c="4"/>// Update a in outer scope</text:p>
      <text:p text:style-name="P1"><text:s text:c="2"/>int b = 1; // New variable b in inner scope</text:p>
      <text:p text:style-name="P1"><text:s text:c="2"/>int c = 1; // New variable c in inner scope</text:p>
      <text:p text:style-name="P1">}</text:p>
      <text:p text:style-name="P1"/>
      <text:p text:style-name="P1">System.out.println(a); // Prints 1</text:p>
      <text:p text:style-name="P1">System.out.println(b); // Prints 0 (b was only updated inside if)</text:p>
      <text:p text:style-name="P1">System.out.println(c); // Error <text:s text:c="3"/>(c is only defined inside if)</text:p>
      <text:p text:style-name="P1"><text:soft-page-break/>// ---- Arrays ----------------------------------------------------</text:p>
      <text:p text:style-name="P1"/>
      <text:p text:style-name="P1">String[] dirs = { "north", "south", "east", "west" };</text:p>
      <text:p text:style-name="P1"/>
      <text:p text:style-name="P1">System.out.println(dirs); // Prints nonsense</text:p>
      <text:p text:style-name="P1"/>
      <text:p text:style-name="P1">// Prints { "north", "south", "east", "west" }</text:p>
      <text:p text:style-name="P1">System.out.println(Arrays.toString(dirs));</text:p>
      <text:p text:style-name="P1"/>
      <text:p text:style-name="P1">dirs.length <text:s text:c="22"/>// 4</text:p>
      <text:p text:style-name="P1">dirs[0] <text:s text:c="26"/>// "north"</text:p>
      <text:p text:style-name="P1">dirs[dirs.length - 1] <text:s text:c="12"/>// "west"</text:p>
      <text:p text:style-name="P1">dirs[random.nextInt(dirs.length)] // Random direction</text:p>
      <text:p text:style-name="P1">String.join("-&gt;", dirs) <text:s text:c="10"/>// "north-&gt;south-&gt;east-&gt;west"</text:p>
      <text:p text:style-name="P1"/>
      <text:p text:style-name="P1">dirs[0] = "up"; // dirs = { "up", "south", "east", "west" }</text:p>
      <text:p text:style-name="P1"/>
      <text:p text:style-name="P1">// Arrays have a fixed length, no equivalent of Python's `append`</text:p>
      <text:p text:style-name="P1"/>
      <text:p text:style-name="P1">// ---- Lists -----------------------------------------------------</text:p>
      <text:p text:style-name="P1"/>
      <text:p text:style-name="P1">List&lt;String&gt; dirs = List.of("north", "south", "east", "west");</text:p>
      <text:p text:style-name="P1"/>
      <text:p text:style-name="P1">dirs.size() <text:s text:c="26"/>// 4</text:p>
      <text:p text:style-name="P1">dirs.get(0) <text:s text:c="26"/>// "north" (can't use [0])</text:p>
      <text:p text:style-name="P1">dirs.get(dirs.size() - 1) <text:s text:c="12"/>// "west"</text:p>
      <text:p text:style-name="P1">dirs.get(random.nextInt(dirs.size())) // Random direction</text:p>
      <text:p text:style-name="P1">String.join("-&gt;", dirs) <text:s text:c="14"/>// "north-&gt;south-&gt;east-&gt;west"</text:p>
      <text:p text:style-name="P1"/>
      <text:p text:style-name="P1">// List.of makes an immutable list that we can't update or add to</text:p>
      <text:p text:style-name="P1">dirs.set(0, "up"); // `UnsupportedOperationException`</text:p>
      <text:p text:style-name="P1"/>
      <text:p text:style-name="P1">// To make a mutable List, use `new ArrayList&lt;&gt;(...)`</text:p>
      <text:p text:style-name="P1">List&lt;String&gt; mutDirs = new ArrayList&lt;&gt;(dirs);</text:p>
      <text:p text:style-name="P1"/>
      <text:p text:style-name="P1">mutDirs.set(0, "up"); // mutDirs = [up, south, east, west]</text:p>
      <text:p text:style-name="P1">mutDirs.add("down"); <text:s/>// mutDirs = [up, south, east, west, down]</text:p>
      <text:p text:style-name="P1"/>
      <text:p text:style-name="P1">// See also: addAll, contains, equals, getLast, indexOf, isEmpty,</text:p>
      <text:p text:style-name="P1">// lastIndexOf, removeLast, reversed, sort, subList</text:p>
      <text:p text:style-name="P1"/>
      <text:p text:style-name="P1">// We can't declare a list of primitives, we have to use wrapper</text:p>
      <text:p text:style-name="P1">// classes like Integer, Double, Boolean, and Character</text:p>
      <text:p text:style-name="P1"/>
      <text:p text:style-name="P1">List&lt;char&gt; letters = List.of('a', 'b', 'c'); <text:s text:c="5"/>// Doesn't work</text:p>
      <text:p text:style-name="P1">List&lt;Character&gt; letters = List.of('a', 'b', 'c'); // Works</text:p>
      <text:p text:style-name="P1"/>
      <text:p text:style-name="P1">// ---- Sets ------------------------------------------------------</text:p>
      <text:p text:style-name="P1"/>
      <text:p text:style-name="P1">Set&lt;Character&gt; letters = new HashSet&lt;&gt;();</text:p>
      <text:p text:style-name="P1"/>
      <text:p text:style-name="P1">letters.add('a'); <text:s text:c="4"/>// letters = [a]</text:p>
      <text:p text:style-name="P1">letters.add('b'); <text:s text:c="4"/>// letters = [a, b]</text:p>
      <text:p text:style-name="P1">letters.size() <text:s text:c="7"/>// 4</text:p>
      <text:p text:style-name="P1">letters.contains('a') // true</text:p>
      <text:p text:style-name="P1">letters.remove('b'); <text:s/>// letters = [b]</text:p>
      <text:p text:style-name="P1"/>
      <text:p text:style-name="P1">// See also: containsAll, equals, isEmpty, removeAll, retainAll</text:p>
      <text:p text:style-name="P1"/>
      <text:p text:style-name="P1">// ---- Maps ------------------------------------------------------</text:p>
      <text:p text:style-name="P1"/>
      <text:p text:style-name="P1">Map&lt;String, Integer&gt; bank = new HashMap&lt;&gt;();</text:p>
      <text:p text:style-name="P1"/>
      <text:p text:style-name="P1">bank.put("Lamar", 100); <text:s text:c="4"/>// bank = {Lamar=100}</text:p>
      <text:p text:style-name="P1">bank.put("Zay", 50); <text:s text:c="7"/>// bank = {Zay=50, Lamar=100}</text:p>
      <text:p text:style-name="P1">bank.put("Lamar", 200); <text:s text:c="4"/>// bank = {Zay=50, Lamar=200}</text:p>
      <text:p text:style-name="P1">bank.get("Lamar") <text:s text:c="10"/>// 200</text:p>
      <text:p text:style-name="P1">bank.containsKey("Patrick") // false</text:p>
      <text:p text:style-name="P1"/>
      <text:p text:style-name="P1">// See also: compute, containsValue, entrySet, equals,</text:p>
      <text:p text:style-name="P1">// getOrDefault, isEmpty, keySet, putAll, putIfAbsent, remove,</text:p>
      <text:p text:style-name="P1">// size, values</text:p>
      <text:p text:style-name="P1"/>
      <text:p text:style-name="P1">// ---- Enums -----------------------------------------------------</text:p>
      <text:p text:style-name="P1"/>
      <text:p text:style-name="P1">// Use enums to represent sets of options, like compass directions</text:p>
      <text:p text:style-name="P1">enum Direction {</text:p>
      <text:p text:style-name="P1"><text:s text:c="2"/>NORTH, SOUTH, EAST, WEST</text:p>
      <text:p text:style-name="P1">}</text:p>
      <text:p text:style-name="P1"/>
      <text:p text:style-name="P1">Direction heading = Direction.NORTH;</text:p>
      <text:p text:style-name="P1">// Compare Enums with `==` and `!=`</text:p>
      <text:p text:style-name="P1">heading != Direction.WEST // true</text:p>
      <text:p text:style-name="P1">// ---- Switch ----------------------------------------------------</text:p>
      <text:p text:style-name="P1"/>
      <text:p text:style-name="P1">// Use `switch` to check a value against a set of options</text:p>
      <text:p text:style-name="P1">switch (fileExtension) {</text:p>
      <text:p text:style-name="P1"><text:s text:c="2"/>case "mp3":</text:p>
      <text:p text:style-name="P1"><text:s text:c="4"/>System.out.println("It's autio");</text:p>
      <text:p text:style-name="P1"><text:s text:c="4"/>break; // Need `break`, `return`, or `yield` at end of case</text:p>
      <text:p text:style-name="P1"><text:s text:c="2"/>case "jpg":</text:p>
      <text:p text:style-name="P1"><text:s text:c="2"/>case "png":</text:p>
      <text:p text:style-name="P1"><text:s text:c="2"/>case "webp": // Multiple cases grouped together</text:p>
      <text:p text:style-name="P1"><text:s text:c="4"/>System.out.println("It's an image");</text:p>
      <text:p text:style-name="P1"><text:s text:c="4"/>break;</text:p>
      <text:p text:style-name="P1"><text:s text:c="2"/>default: // Default runs if no other case matches</text:p>
      <text:p text:style-name="P1"><text:s text:c="4"/>System.out.println("File type unknown");</text:p>
      <text:p text:style-name="P1">}</text:p>
      <text:p text:style-name="P1"/>
      <text:p text:style-name="P1">String arrow = switch (heading) {</text:p>
      <text:p text:style-name="P1"><text:s text:c="2"/>case NORTH: yield "↑"; // Get a value from `switch` with `yield`</text:p>
      <text:p text:style-name="P1"><text:s text:c="2"/>case SOUTH: yield "↓";</text:p>
      <text:p text:style-name="P1"><text:s text:c="2"/>case EAST: <text:s/>yield "→";</text:p>
      <text:p text:style-name="P1"><text:s text:c="2"/>case WEST: <text:s/>yield "←";</text:p>
      <text:p text:style-name="P1">}; // Need semicolon when assigning `switch` result to a variable</text:p>
      <text:p text:style-name="P1"/>
      <text:p text:style-name="P1">// ---- Methods ---------------------------------------------------</text:p>
      <text:p text:style-name="P1"/>
      <text:p text:style-name="P1">static void greet(String name) { // No return value</text:p>
      <text:p text:style-name="P1"><text:s text:c="2"/>System.out.println("Hello " + name);</text:p>
      <text:p text:style-name="P1">}</text:p>
      <text:p text:style-name="P1"/>
      <text:p text:style-name="P1">static int add(int a, int b) { // Returns an int</text:p>
      <text:p text:style-name="P1"><text:s text:c="2"/>return a + b;</text:p>
      <text:p text:style-name="P1">}</text:p>
      <text:p text:style-name="P1"/>
      <text:p text:style-name="P1">static double abs(double n) { // Returns a double</text:p>
      <text:p text:style-name="P1"><text:s text:c="2"/>if (n &lt; 0) {</text:p>
      <text:p text:style-name="P1"><text:s text:c="4"/>return -n; // Return ends the method immediately</text:p>
      <text:p text:style-name="P1"><text:s text:c="2"/>}</text:p>
      <text:p text:style-name="P1"/>
      <text:p text:style-name="P1"><text:s text:c="2"/>return n;</text:p>
      <text:p text:style-name="P1">}</text:p>
      <text:p text:style-name="P1"/>
      <text:p text:style-name="P1">// ---- Overloads -------------------------------------------------</text:p>
      <text:p text:style-name="P1"/>
      <text:p text:style-name="P1">// A method can have multiple variants (overloads) that take</text:p>
      <text:p text:style-name="P1">// different arguments</text:p>
      <text:p text:style-name="P1"/>
      <text:p text:style-name="P1">static int maximum(int a, int b) {</text:p>
      <text:p text:style-name="P1"><text:s text:c="2"/>// ...</text:p>
      <text:p text:style-name="P1">}</text:p>
      <text:p text:style-name="P1"/>
      <text:p text:style-name="P1">static int maximum(int[] numbers) {</text:p>
      <text:p text:style-name="P1"><text:s text:c="2"/>// ...</text:p>
      <text:p text:style-name="P1">}</text:p>
      <text:p text:style-name="P1"/>
      <text:p text:style-name="P1">// ---- Varargs ---------------------------------------------------</text:p>
      <text:p text:style-name="P1"/>
      <text:p text:style-name="P1">// Use `...` to allow a flexible number of arguments (varargs)</text:p>
      <text:p text:style-name="P1">static void helloAll(String... names) {</text:p>
      <text:p text:style-name="P1"><text:s text:c="2"/>// names is a String[]</text:p>
      <text:p text:style-name="P1"><text:s text:c="2"/>System.out.println("Hello " + String.join(" and ", names));</text:p>
      <text:p text:style-name="P1">}</text:p>
      <text:p text:style-name="P1"/>
      <text:p text:style-name="P1">helloAll("Alice"); <text:s text:c="7"/>// Prints "Hello Alice"</text:p>
      <text:p text:style-name="P1">helloAll("Alice", "Bob"); // Prints "Hello Alice and Bob"</text:p>
      <text:p text:style-name="P1"/>
      <text:p text:style-name="P1">String[] names = { "Alice", "Bob" };</text:p>
      <text:p text:style-name="P1">// You can also pass an Array as varargs</text:p>
      <text:p text:style-name="P1">helloAll(people); // Prints "Hello Alice and Bob"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-sep style:width="0.0035in" style:color="#000000" style:height="100%" style:style="dotte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3:18:23.065372896</meta:creation-date>
    <dc:date>2024-09-25T10:05:44.353055364</dc:date>
    <meta:editing-duration>PT22H6M38S</meta:editing-duration>
    <meta:editing-cycles>65</meta:editing-cycles>
    <meta:generator>LibreOffice/7.3.7.2$Linux_X86_64 LibreOffice_project/30$Build-2</meta:generator>
    <meta:print-date>2024-09-23T13:13:19.138313117</meta:print-date>
    <meta:document-statistic meta:table-count="0" meta:image-count="0" meta:object-count="0" meta:page-count="2" meta:paragraph-count="232" meta:word-count="1302" meta:character-count="9176" meta:non-whitespace-character-count="7585"/>
  </office:meta>
</office:document-meta>
</file>